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1F673D806C17C97F.png" manifest:media-type="image/png"/>
  <manifest:file-entry manifest:full-path="Pictures/100000000000010000000100B55D49D5B262802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399cm" style:rel-column-width="1927*"/>
    </style:style>
    <style:style style:name="Tableau1.B" style:family="table-column">
      <style:table-column-properties style:column-width="3.401cm" style:rel-column-width="192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 xlink:href="Pictures/100000000000010000000100B55D49D5B2628022.jpg" xlink:type="simple" xlink:actuate="onLoad"/>
      </style:table-cell-properties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200000002001F673D806C17C97F.png" xlink:type="simple" xlink:actuate="onLoad"/>
      </style:table-cell-properties>
    </style:style>
    <style:style style:name="Tableau1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 xlink:href="Pictures/1000000000000200000002001F673D806C17C97F.png" xlink:type="simple" xlink:actuate="onLoad"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18fa7" officeooo:paragraph-rsid="00118fa7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18fa7" officeooo:paragraph-rsid="00118fa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2da7" officeooo:paragraph-rsid="00192da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18fa7" officeooo:paragraph-rsid="00118fa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5169e" officeooo:paragraph-rsid="0015169e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5bf6f" officeooo:paragraph-rsid="0015bf6f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92da7" officeooo:paragraph-rsid="00192da7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a2d5f" officeooo:paragraph-rsid="001a2d5f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c069c" officeooo:paragraph-rsid="001c069c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c4736" officeooo:paragraph-rsid="001c4736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d0ce3" officeooo:paragraph-rsid="001d0ce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e0bbb" officeooo:paragraph-rsid="001e0bbb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f0c06" officeooo:paragraph-rsid="001f0c06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1e0bbb" officeooo:paragraph-rsid="001e0bbb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officeooo:rsid="0015bf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8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</text:p>
      <text:p text:style-name="P2"/>
      <text:p text:style-name="P4"/>
      <text:p text:style-name="P4">Partie 1 :</text:p>
      <text:p text:style-name="P4"/>
      <text:p text:style-name="P5">a) </text:p>
      <text:p text:style-name="P5"><text:span text:style-name="T2">Fait </text:span>: Les filatures de la Madelaine on<text:span text:style-name="T1">t</text:span> été inondé le 15 février 2010 et les contrats des 136 salariés on<text:span text:style-name="T1">t</text:span> été résiliés pour force majeure le 2 et 5 mars 2010</text:p>
      <text:p text:style-name="P5"/>
      <text:p text:style-name="P6"><text:span text:style-name="T2">Procédure </text:span>: <text:span text:style-name="T3">histoire judiciaire</text:span></text:p>
      <text:p text:style-name="P6"/>
      <text:p text:style-name="P3">Question de droit :</text:p>
      <text:p text:style-name="P3"/>
      <text:p text:style-name="P3">Décision :</text:p>
      <text:p text:style-name="P3"/>
      <text:p text:style-name="P3"/>
      <text:p text:style-name="P7">Partie 2 :</text:p>
      <text:p text:style-name="P7"/>
      <text:p text:style-name="P8">Ex1 :</text:p>
      <text:p text:style-name="P8">Non elle ne peut pas être licenciée, elle est protégée par le fait qu’elle soit enceinte</text:p>
      <text:p text:style-name="P8"/>
      <text:p text:style-name="P9">Ex2 :</text:p>
      <text:p text:style-name="P9">Il ne peut pas être licencié, car il n’y a pas de motif.</text:p>
      <text:p text:style-name="P9"/>
      <text:p text:style-name="P9">Ex3 :</text:p>
      <text:p text:style-name="P10">Négocier avec son employeur actuel</text:p>
      <text:p text:style-name="P10"/>
      <text:p text:style-name="P11">Ex4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14"/>
          </table:table-cell>
          <table:table-cell table:style-name="Tableau1.B1" office:value-type="string">
            <text:p text:style-name="P14">Licenciement</text:p>
          </table:table-cell>
          <table:table-cell table:style-name="Tableau1.C1" office:value-type="string">
            <text:p text:style-name="P14">Démission</text:p>
          </table:table-cell>
          <table:table-cell table:style-name="Tableau1.D1" office:value-type="string">
            <text:p text:style-name="P14">Résiliation judiciaire</text:p>
          </table:table-cell>
          <table:table-cell table:style-name="Tableau1.E1" office:value-type="string">
            <text:p text:style-name="P14">Prise d’acte</text:p>
          </table:table-cell>
        </table:table-row>
        <table:table-row>
          <table:table-cell table:style-name="Tableau1.A2" office:value-type="string">
            <text:p text:style-name="P14">Initiative</text:p>
          </table:table-cell>
          <table:table-cell table:style-name="Tableau1.B2" office:value-type="string">
            <text:p text:style-name="P14">Employeur</text:p>
          </table:table-cell>
          <table:table-cell table:style-name="Tableau1.C2" office:value-type="string">
            <text:p text:style-name="P14">Salarié</text:p>
          </table:table-cell>
          <table:table-cell table:style-name="Tableau1.D2" office:value-type="string">
            <text:p text:style-name="P14">Salarié</text:p>
          </table:table-cell>
          <table:table-cell table:style-name="Tableau1.E2" office:value-type="string">
            <text:p text:style-name="P14">Juge</text:p>
          </table:table-cell>
        </table:table-row>
        <table:table-row table:style-name="Tableau1.1">
          <table:table-cell table:style-name="Tableau1.A2" office:value-type="string">
            <text:p text:style-name="P14">Formalités</text:p>
          </table:table-cell>
          <table:table-cell table:style-name="Tableau1.B3" office:value-type="string">
            <text:p text:style-name="P14">Procédure +</text:p>
            <text:p text:style-name="P14">CRS</text:p>
          </table:table-cell>
          <table:table-cell table:style-name="Tableau1.C2" office:value-type="string">
            <text:p text:style-name="P14">Écrit volonté libre et éclairée</text:p>
          </table:table-cell>
          <table:table-cell table:style-name="Tableau1.D3" office:value-type="string">
            <text:p text:style-name="P15"/>
          </table:table-cell>
          <table:table-cell table:style-name="Tableau1.E3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14">Conséquence</text:p>
          </table:table-cell>
          <table:table-cell table:style-name="Tableau1.B4" office:value-type="string">
            <text:p text:style-name="P14">SI CRS :</text:p>
            <text:p text:style-name="P14">⇒ IL</text:p>
            <text:p text:style-name="P14">⇒ IP</text:p>
            <text:p text:style-name="P14">⇒ ICP</text:p>
          </table:table-cell>
          <table:table-cell table:style-name="Tableau1.C4" office:value-type="string">
            <text:p text:style-name="P14">Pas d’indemnité</text:p>
          </table:table-cell>
          <table:table-cell table:style-name="Tableau1.D4" office:value-type="string">
            <text:p text:style-name="P14">Même effet qu’un licenciement sans CRS</text:p>
          </table:table-cell>
          <table:table-cell table:style-name="Tableau1.E4" office:value-type="string">
            <text:p text:style-name="P15"/>
          </table:table-cell>
        </table:table-row>
      </table:table>
      <text:p text:style-name="P11"/>
      <text:p text:style-name="P12">Ex5 :</text:p>
      <text:p text:style-name="P13">Camille : Sa démission ne peut pas être remise en cause</text:p>
      <text:p text:style-name="P13"/>
      <text:p text:style-name="P13">Jérôme : C’est une prise d’acte, il obtiendra la rupture du contr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9T14:19:37.220387437</meta:creation-date>
    <dc:date>2023-09-29T14:51:22.373090365</dc:date>
    <dc:creator>Lucas Da SIlveira</dc:creator>
    <meta:editing-duration>PT31M42S</meta:editing-duration>
    <meta:editing-cycles>12</meta:editing-cycles>
    <meta:generator>LibreOffice/7.5.6.2$Linux_X86_64 LibreOffice_project/50$Build-2</meta:generator>
    <meta:document-statistic meta:table-count="1" meta:image-count="0" meta:object-count="0" meta:page-count="1" meta:paragraph-count="38" meta:word-count="155" meta:character-count="802" meta:non-whitespace-character-count="684"/>
  </office:meta>
</office:document-meta>
</file>